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6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7" style:family="paragraph" style:parent-style-name="Standard">
      <style:text-properties style:font-name="Arial" style:font-name-asian="Arial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1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4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5" style:family="paragraph" style:parent-style-name="Text_20_body">
      <style:text-properties style:font-name="Arial" style:font-name-asian="Arial"/>
    </style:style>
    <style:style style:name="P16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7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Heading_20_1">
      <style:text-properties style:font-name="Arial" style:font-name-asian="Arial"/>
    </style:style>
    <style:style style:name="P21" style:family="paragraph" style:parent-style-name="List_20_Contents" style:list-style-name="L3"/>
    <style:style style:name="P22" style:family="paragraph" style:parent-style-name="Standard" style:list-style-name="L4">
      <style:text-properties style:font-name="Arial" style:font-name-asian="Arial"/>
    </style:style>
    <style:style style:name="P23" style:family="paragraph" style:parent-style-name="Standard" style:list-style-name="L5">
      <style:text-properties style:font-name="Arial" style:font-name-asian="Arial"/>
    </style:style>
    <style:style style:name="P24" style:family="paragraph" style:parent-style-name="Standard" style:list-style-name="L6">
      <style:text-properties style:font-name="Arial" style:font-name-asian="Arial"/>
    </style:style>
    <style:style style:name="P25" style:family="paragraph" style:parent-style-name="Standard" style:list-style-name="L8">
      <style:text-properties fo:font-size="11pt" style:font-size-asian="11pt" style:font-size-complex="11pt"/>
    </style:style>
    <style:style style:name="P26" style:family="paragraph" style:parent-style-name="Text_20_body" style:list-style-name="L1">
      <style:text-properties style:font-name="Arial" style:font-name-asian="Arial"/>
    </style:style>
    <style:style style:name="P27" style:family="paragraph" style:parent-style-name="Text_20_body" style:list-style-name="L2">
      <style:text-properties style:font-name="Arial" style:font-name-asian="Arial"/>
    </style:style>
    <style:style style:name="P28" style:family="paragraph" style:parent-style-name="Text_20_body" style:list-style-name="L3">
      <style:text-properties style:font-name="Arial" style:font-name-asian="Arial"/>
    </style:style>
    <style:style style:name="P29" style:family="paragraph" style:parent-style-name="Text_20_body" style:list-style-name="L7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color="#000000"/>
    </style:style>
    <style:style style:name="T6" style:family="text">
      <style:text-properties fo:color="#008000"/>
    </style:style>
    <style:style style:name="T7" style:family="text">
      <style:text-properties fo:color="#0000ff"/>
    </style:style>
    <style:style style:name="T8" style:family="text">
      <style:text-properties fo:color="#4b0082"/>
    </style:style>
    <style:style style:name="T9" style:family="text">
      <style:text-properties fo:color="#000080"/>
    </style:style>
    <style:style style:name="T10" style:family="text">
      <style:text-properties fo:color="#ff0000"/>
    </style:style>
    <style:style style:name="T11" style:family="text">
      <style:text-properties fo:color="#708090"/>
    </style:style>
    <style:style style:name="T12" style:family="text">
      <style:text-properties fo:color="#569cd6"/>
    </style:style>
    <style:style style:name="T13" style:family="text">
      <style:text-properties fo:color="#569cd6" fo:font-size="10.5pt" fo:font-weight="normal"/>
    </style:style>
    <style:style style:name="T14" style:family="text">
      <style:text-properties fo:color="#569cd6" style:font-name="Consolas1" fo:font-size="10.5pt" fo:font-weight="normal"/>
    </style:style>
    <style:style style:name="T15" style:family="text">
      <style:text-properties fo:color="#569cd6" style:font-name="Consolas1" fo:font-size="10.5pt" fo:font-weight="normal" fo:background-color="#1e1e1e"/>
    </style:style>
    <style:style style:name="T16" style:family="text">
      <style:text-properties fo:color="#9cdcfe"/>
    </style:style>
    <style:style style:name="T17" style:family="text">
      <style:text-properties fo:color="#9cdcfe" fo:font-size="10.5pt" fo:font-weight="normal"/>
    </style:style>
    <style:style style:name="T18" style:family="text">
      <style:text-properties fo:color="#9cdcfe" style:font-name="Consolas1" fo:font-size="10.5pt" fo:font-weight="normal"/>
    </style:style>
    <style:style style:name="T19" style:family="text">
      <style:text-properties fo:color="#9cdcfe" style:font-name="Consolas1" fo:font-size="10.5pt" fo:font-weight="normal" fo:background-color="#1e1e1e"/>
    </style:style>
    <style:style style:name="T20" style:family="text">
      <style:text-properties fo:color="#dcdcaa"/>
    </style:style>
    <style:style style:name="T21" style:family="text">
      <style:text-properties fo:color="#dcdcaa" fo:font-size="10.5pt" fo:font-weight="normal"/>
    </style:style>
    <style:style style:name="T22" style:family="text">
      <style:text-properties fo:color="#dcdcaa" style:font-name="Consolas1" fo:font-size="10.5pt" fo:font-weight="normal"/>
    </style:style>
    <style:style style:name="T23" style:family="text">
      <style:text-properties fo:color="#dcdcaa" style:font-name="Consolas1" fo:font-size="10.5pt" fo:font-weight="normal" fo:background-color="#1e1e1e"/>
    </style:style>
    <style:style style:name="T24" style:family="text">
      <style:text-properties fo:color="#b5cea8"/>
    </style:style>
    <style:style style:name="T25" style:family="text">
      <style:text-properties fo:color="#b5cea8" fo:font-size="10.5pt" fo:font-weight="normal"/>
    </style:style>
    <style:style style:name="T26" style:family="text">
      <style:text-properties fo:color="#b5cea8" style:font-name="Consolas1" fo:font-size="10.5pt" fo:font-weight="normal"/>
    </style:style>
    <style:style style:name="T27" style:family="text">
      <style:text-properties fo:font-size="10.5pt" fo:font-weight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weight="bold" style:font-name-asian="Arial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nsolas1" fo:font-size="10.5pt" fo:font-weight="normal"/>
    </style:style>
    <style:style style:name="T32" style:family="text">
      <style:text-properties fo:color="#d4d4d4" fo:background-color="#1e1e1e"/>
    </style:style>
    <style:style style:name="T33" style:family="text">
      <style:text-properties fo:color="#d4d4d4" style:font-name="Consolas1" fo:font-size="10.5pt" fo:font-weight="normal" fo:background-color="#1e1e1e"/>
    </style:style>
    <style:style style:name="T34" style:family="text">
      <style:text-properties fo:color="#4ec9b0" style:font-name="Consolas1" fo:font-size="10.5pt" fo:font-weight="normal" fo:background-color="#1e1e1e"/>
    </style:style>
    <style:style style:name="T35" style:family="text">
      <style:text-properties fo:color="#c586c0" style:font-name="Consolas1" fo:font-size="10.5pt" fo:font-weight="normal"/>
    </style:style>
    <style:style style:name="T36" style:family="text">
      <style:text-properties fo:color="#ce9178" style:font-name="Consolas1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PG Maker MV</text:p>
      <text:p text:style-name="P7"/>
      <text:p text:style-name="P7">Documentation of Project with additional tips about RPGMaker Tools.</text:p>
      <text:p text:style-name="P7"/>
      <text:h text:style-name="P20" text:outline-level="1">Sprache umstellen</text:h>
      <text:p text:style-name="P15">Datei bearbeiten, en für englisch:</text:p>
      <text:p text:style-name="P15">D:\Programs\steamapps\common\RPG Maker MV\Locale</text:p>
      <text:p text:style-name="P15"/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<text:soft-page-break/>GALV_TimedMessagePopups<text:tab/>for message-bubbles on screen</text:p>
      <text:p text:style-name="P19">NeMV_OnStepEffect<text:tab/>over time change</text:p>
      <text:h text:style-name="P20" text:outline-level="1">Plugin Incompatibilities</text:h>
      <text:p text:style-name="P15">- Had to disable HIME_EquipSlotsCore +HIME_EnemyEquips because problem with YEP_EquipCore:an eItemType is expected, not slotindex</text:p>
      <text:p text:style-name="P10"><text:span text:style-name="T12">var</text:span> <text:span text:style-name="T16">index</text:span> = <text:span text:style-name="T16">actor</text:span>.<text:span text:style-name="T20">equipSlots</text:span>().<text:span text:style-name="T20">indexOf</text:span>(<text:span text:style-name="T12">this</text:span>.<text:span text:style-name="T16">_params</text:span>[<text:span text:style-name="T24">1</text:span>]) + <text:span text:style-name="T24">1</text:span>;</text:p>
      <text:p text:style-name="P11">    <text:span text:style-name="T17">actor</text:span><text:span text:style-name="T27">.</text:span><text:span text:style-name="T21">changeEquipById</text:span><text:span text:style-name="T27">(</text:span><text:span text:style-name="T17">index</text:span><text:span text:style-name="T27">, </text:span><text:span text:style-name="T13">this</text:span><text:span text:style-name="T27">.</text:span><text:span text:style-name="T17">_params</text:span><text:span text:style-name="T27">[</text:span><text:span text:style-name="T25">2</text:span><text:span text:style-name="T27">]);</text:span></text:p>
      <text:p text:style-name="P15"/>
      <text:list xml:id="list6763469564868234702" text:style-name="L1">
        <text:list-item>
          <text:p text:style-name="P26">DashStamina not working</text:p>
        </text:list-item>
      </text:list>
      <text:p text:style-name="P15"/>
      <text:list xml:id="list3652089933675385849" text:style-name="L2">
        <text:list-item>
          <text:p text:style-name="P27">disabled Way_ItemTPCost because there is no BattleManagerin Scene</text:p>
          <text:p text:style-name="P27">Window_ItemList.prototype.isEnabled = function (item) {</text:p>
          <text:p text:style-name="P27"><text:s/>return BattleManager.actor().canUse(item) &amp;&amp; $gameParty.canUse(item);</text:p>
        </text:list-item>
      </text:list>
      <text:p text:style-name="P15"/>
      <text:list xml:id="list2252620903744981314" text:style-name="L3">
        <text:list-item>
          <text:p text:style-name="P28">disabled YED_TransferStealStates; why is this used on items ?</text:p>
          <text:p text:style-name="P21"><text:span text:style-name="T32"> </text:span><text:span text:style-name="T34">Game_Action</text:span><text:span text:style-name="T33">.</text:span><text:span text:style-name="T19">prototype</text:span><text:span text:style-name="T33">.</text:span><text:span text:style-name="T23">testApply</text:span><text:span text:style-name="T33"> = </text:span><text:span text:style-name="T15">function</text:span><text:span text:style-name="T33">(</text:span><text:span text:style-name="T19">target</text:span><text:span text:style-name="T33">) {</text:span></text:p>
        </text:list-item>
      </text:list>
      <text:p text:style-name="List_20_Contents">        <text:span text:style-name="T35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6">'steal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List_20_Contents">            <text:span text:style-name="T35">return</text:span><text:span text:style-name="T31"> </text:span><text:span text:style-name="T14">true</text:span><text:span text:style-name="T31">;</text:span></text:p>
      <text:p text:style-name="List_20_Contents">        <text:span text:style-name="T31">}</text:span></text:p>
      <text:p text:style-name="List_20_Contents"/>
      <text:p text:style-name="List_20_Contents">        <text:span text:style-name="T35">if</text:span><text:span text:style-name="T31"> (</text:span><text:span text:style-name="T14">this</text:span><text:span text:style-name="T31">.</text:span><text:span text:style-name="T22">getTransferStealStates</text:span><text:span text:style-name="T31">(</text:span><text:span text:style-name="T18">target</text:span><text:span text:style-name="T31">, </text:span><text:span text:style-name="T36">'transfer'</text:span><text:span text:style-name="T31">).</text:span><text:span text:style-name="T18">length</text:span><text:span text:style-name="T31"> &gt; </text:span><text:span text:style-name="T26">0</text:span><text:span text:style-name="T31">) {</text:span></text:p>
      <text:p text:style-name="List_20_Contents">            <text:span text:style-name="T35">return</text:span><text:span text:style-name="T31"> </text:span><text:span text:style-name="T14">true</text:span><text:span text:style-name="T31">;</text:span></text:p>
      <text:p text:style-name="List_20_Contents">        <text:span text:style-name="T31">}</text:span></text:p>
      <text:p text:style-name="List_20_Contents"/>
      <text:p text:style-name="List_20_Contents">        <text:span text:style-name="T35">return</text:span><text:span text:style-name="T31"> </text:span><text:span text:style-name="T18">_Game_Action_testApply</text:span><text:span text:style-name="T31">.</text:span><text:span text:style-name="T22">call</text:span><text:span text:style-name="T31">(</text:span><text:span text:style-name="T14">this</text:span><text:span text:style-name="T31">, </text:span><text:span text:style-name="T18">target</text:span><text:span text:style-name="T31">);</text:span></text:p>
      <text:p text:style-name="List_20_Contents">    <text:span text:style-name="T31">};</text:span></text:p>
      <text:list xml:id="list28306013" text:continue-numbering="true" text:style-name="L3">
        <text:list-item>
          <text:p text:style-name="P28"/>
        </text:list-item>
      </text:list>
      <text:h text:style-name="P20" text:outline-level="1"><text:soft-page-break/>Region-Definition</text:h>
      <text:p text:style-name="P15">Common_event1 evaluates position of player and Region he is actually. Those are written to variables.</text:p>
      <text:p text:style-name="P15">Add an Parallel event in the map the checks variables and decide what to do.</text:p>
      <text:p text:style-name="P15"/>
      <text:p text:style-name="P7">used in the game:</text:p>
      <text:p text:style-name="P7"/>
      <text:p text:style-name="P7">1<text:tab/>blocked for party *</text:p>
      <text:p text:style-name="P7"/>
      <text:p text:style-name="P7">32<text:tab/>force party to slow down *1</text:p>
      <text:p text:style-name="P7"/>
      <text:p text:style-name="P7"/>
      <text:p text:style-name="P7">*1 <text:tab/>use stepback command</text:p>
      <text:p text:style-name="P7">*32 <text:tab/>dont use setmoveRoute in an event, this would abort moveRoutes triggered by other events</text:p>
      <text:p text:style-name="P7"><text:tab/>use script $gamePlayer.setMoveSpeed(1) instead and also only trigger if region changes</text:p>
      <text:p text:style-name="P7"/>
      <text:h text:style-name="P20" text:outline-level="1">Switches</text:h>
      <text:p text:style-name="P7"/>
      <text:h text:style-name="P20" text:outline-level="1">Text-Color</text:h>
      <text:p text:style-name="P7">where is this defined ?</text:p>
      <text:p text:style-name="P7"/>
      <text:p text:style-name="P7">\C[0]<text:tab/>white<text:tab/><text:tab/><text:tab/>normal text</text:p>
      <text:p text:style-name="P7">\C[1]<text:tab/>cyan</text:p>
      <text:p text:style-name="P7">\C[2]<text:tab/>orange</text:p>
      <text:p text:style-name="P7">\C[3]<text:tab/>light green</text:p>
      <text:p text:style-name="P7">\C[4]<text:tab/>light blue<text:tab/><text:tab/>important text</text:p>
      <text:p text:style-name="P7">\C[5]<text:tab/>light violett</text:p>
      <text:p text:style-name="P7">\C[6]<text:tab/>light yellow</text:p>
      <text:p text:style-name="P7">\C[7]<text:tab/>dark yellow</text:p>
      <text:p text:style-name="P7">\C[8]<text:tab/>gray</text:p>
      <text:p text:style-name="P7">\C[9]<text:tab/>dark blue</text:p>
      <text:p text:style-name="P7">\C[10]<text:tab/>red</text:p>
      <text:p text:style-name="P7"><text:soft-page-break/>\C[11]<text:tab/>green</text:p>
      <text:p text:style-name="P7">\C[12]<text:tab/>blue</text:p>
      <text:p text:style-name="P7">\C[13]<text:tab/>violatt</text:p>
      <text:p text:style-name="P7">\C[14]<text:tab/>yellow</text:p>
      <text:p text:style-name="P7"/>
      <text:h text:style-name="P20" text:outline-level="1">self-Variables and CustomConditionalPages</text:h>
      <text:p text:style-name="P7">Uses the plugins and </text:p>
      <text:p text:style-name="P7"/>
      <text:p text:style-name="P7">To not clutter global variables we can use variables local to event/map</text:p>
      <text:p text:style-name="P7"/>
      <text:list xml:id="list4832521288716209898" text:style-name="L4">
        <text:list-item>
          <text:p text:style-name="P22">if you need to share data between events, add an empty event as a data holder (please add comments that describe the variables)</text:p>
        </text:list-item>
        <text:list-item>
          <text:p text:style-name="P22">now set the variable in one event f.e. As bitmask</text:p>
        </text:list-item>
      </text:list>
      <text:p text:style-name="P3"><text:span text:style-name="T5">◆</text:span><text:span text:style-name="T8">Script：</text:span><text:span text:style-name="T11">x = (this.get_self_variable("MAPSWITCH1",13) || 0) | 1</text:span></text:p>
      <text:p text:style-name="P5"><text:span text:style-name="T8"><text:tab/><text:tab/></text:span><text:span text:style-name="T11">this.set_self_variable("MAPSWITCH1", x, 13)</text:span></text:p>
      <text:list xml:id="list7334177440083828112" text:style-name="L5">
        <text:list-item>
          <text:p text:style-name="P23">in another event you can use it or build a customconditional to enable the eventpage:</text:p>
        </text:list-item>
      </text:list>
      <text:p text:style-name="P3"><text:span text:style-name="T5">◆</text:span><text:span text:style-name="T6">Comment：&lt;page condition&gt;</text:span></text:p>
      <text:p text:style-name="P3"><text:span text:style-name="T5">◆</text:span><text:span text:style-name="T7">If：Script：(this.get_self_variable("MAPSWITCH1",13) || 0)&amp;1&gt;0</text:span></text:p>
      <text:p text:style-name="P3"><text:span text:style-name="T5"><text:s text:c="2"/>◆</text:span><text:span text:style-name="T8">Plugin Command：</text:span><text:span text:style-name="T9">activate_page</text:span></text:p>
      <text:p text:style-name="P4"><text:s text:c="2"/>◆</text:p>
      <text:p text:style-name="P3"><text:span text:style-name="T5">：</text:span><text:span text:style-name="T7">End</text:span></text:p>
      <text:p text:style-name="P3"><text:span text:style-name="T5">◆</text:span><text:span text:style-name="T6">Comment：&lt;/page condition&gt;</text:span></text:p>
      <text:p text:style-name="P5"><text:span text:style-name="T5">◆</text:span><text:span text:style-name="T10">Control Self Switch：A = ON</text:span></text:p>
      <text:p text:style-name="P7"/>
      <text:h text:style-name="Heading_20_1" text:outline-level="1">Tease Mechanic</text:h>
      <text:list xml:id="list1291282697302119213" text:style-name="L6">
        <text:list-item>
          <text:p text:style-name="P24">you can tease the enemy to increase tease-meter</text:p>
        </text:list-item>
        <text:list-item>
          <text:p text:style-name="P24">the following custom stats are created via BOB_CustomStats:</text:p>
          <text:list>
            <text:list-item>
              <text:p text:style-name="P24">mts<text:tab/>the max tease-Level of actor; </text:p>
            </text:list-item>
            <text:list-item>
              <text:p text:style-name="P24">ts<text:tab/>the actual ts-Level; if this is &gt;=mTs, this is equal to defeat</text:p>
            </text:list-item>
            <text:list-item>
              <text:p text:style-name="P24">drts<text:tab/>defense buff used in the damage formula</text:p>
            </text:list-item>
            <text:list-item>
              <text:p text:style-name="P24">tse = ts</text:p>
            </text:list-item>
          </text:list>
        </text:list-item>
      </text:list>
      <text:p text:style-name="P7"/>
      <text:h text:style-name="P20" text:outline-level="1"><text:soft-page-break/>ScriptCodes</text:h>
      <text:p text:style-name="Text_20_body"><text:span text:style-name="T28"/></text:p>
      <text:p text:style-name="Text_20_body"><text:span text:style-name="T28">$gameActors.actor(3).lust</text:span></text:p>
      <text:h text:style-name="P20" text:outline-level="1"/>
      <text:h text:style-name="P20" text:outline-level="1">Character-Animations</text:h>
      <text:p text:style-name="P7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8015066579907684979" text:style-name="L7">
        <text:list-item>
          <text:p text:style-name="P29">It is possible treat 1 character as 1 file by including "$" at the beginning of the file name.</text:p>
        </text:list-item>
        <text:list-item>
          <text:p text:style-name="P29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29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20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20" text:outline-level="1">About Tileset Builder (why is this so complicated)</text:h>
      <text:p text:style-name="P12">A drawback in RPGMaker is that you can only use 1 tilesheet collection per map which limits the variants of tiles to use.</text:p>
      <text:p text:style-name="P12"><text:soft-page-break/>Set A consists of special Parts, see RPGMAker Standards description in help.</text:p>
      <text:p text:style-name="P12">Sets B to E contain 16x16 sprites. Top Left sprite should be transparent</text:p>
      <text:p text:style-name="P12"/>
      <text:p text:style-name="P12">When starting Builder:</text:p>
      <text:list xml:id="list5749703909319144503" text:style-name="L8">
        <text:list-item>
          <text:p text:style-name="P25">load Game-Project</text:p>
        </text:list-item>
        <text:list-item>
          <text:p text:style-name="P25">activate snapping in display options</text:p>
        </text:list-item>
      </text:list>
      <text:p text:style-name="P12"/>
      <text:p text:style-name="P13">Import parts</text:p>
      <text:p text:style-name="P13"/>
      <text:p text:style-name="P14">Under Parts import you can import pngs with respect to:</text:p>
      <text:p text:style-name="P12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2"/>
      <text:p text:style-name="P12">You have to select <text:span text:style-name="T30">Category = imported</text:span> to see them</text:p>
      <text:p text:style-name="P12"/>
      <text:p text:style-name="P12">If you want to cleanup user import see here:</text:p>
      <text:p text:style-name="P18"><text:span text:style-name="T4">c:/Users/UserName/AppData/Local/KADOKAWA/TilesetBuilder/Parts/Imported</text:span><text:span text:style-name="T28"> </text:span></text:p>
      <text:p text:style-name="P12"/>
      <text:p text:style-name="P12"/>
      <text:p text:style-name="P12"/>
      <text:p text:style-name="P8">Draw parts</text:p>
      <text:p text:style-name="P9"/>
      <text:p text:style-name="P15">Import user palette or create a new one.</text:p>
      <text:p text:style-name="P15">Make sure to export your user palette before closing the program !</text:p>
      <text:p text:style-name="P15">Switch to drawing pane, select tile size and draw your graphics or stamp the from other tilesheets.</text:p>
      <text:p text:style-name="Text_20_body"><text:span text:style-name="T28">You need to </text:span><text:span text:style-name="T29">doubleclick to stamp</text:span><text:span text:style-name="T28"> them.</text:span></text:p>
      <text:p text:style-name="P15">Then add them to user palette.(the reason to do this is that auto tiles will be easier to export)</text:p>
      <text:p text:style-name="P15"/>
      <text:p text:style-name="P16">Export Tileset</text:p>
      <text:p text:style-name="P15">Go to Export Page, select existing tilesheet as base and Save AS</text:p>
      <text:p text:style-name="P15">Setup your tilesheet collection in RPGMaker to use the new created tilesheet and save</text:p>
      <text:p text:style-name="P15">Reload Project in Builder</text:p>
      <text:p text:style-name="P15">Now select tiles from parts/MV Tilesheets/ user palette</text:p>
      <text:p text:style-name="P15"><text:soft-page-break/>Move the sprite to the destination on the tilesheet</text:p>
      <text:p text:style-name="P17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09T08:10:02.74</dc:date>
    <dc:creator>jk jk</dc:creator>
    <meta:editing-duration>P1DT2H22M23S</meta:editing-duration>
    <meta:editing-cycles>20</meta:editing-cycles>
    <meta:generator>OpenOffice/4.1.7$Win32 OpenOffice.org_project/417m1$Build-9800</meta:generator>
    <meta:document-statistic meta:table-count="0" meta:image-count="1" meta:object-count="0" meta:page-count="8" meta:paragraph-count="122" meta:word-count="980" meta:character-count="6211"/>
  </office:meta>
</office:document-meta>
</file>